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mParaKeepWithNext">
      <style:text-properties style:font-name="Nimbus Sans L" style:font-name-asian="Mincho" style:font-name-complex="Tahoma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Nimbus Sans L" style:font-name-asian="Mincho" style:font-name-complex="Tahoma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This will be replaced with</text:span><text:span text:style-name="T1"><office:annotation><dc:date>2008-06-02T00:00:00</dc:date><text:p>do text</text:p><text:p>from xhtml(dummy.getAt1())</text:p></office:annotation></text:span><text:span text:style-name="T1"> content from a xhtml function (see note) that will produce some paragraphs. The 3 last paragraphs will keep with the signature hereafter.</text:span></text:p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<office:annotation><dc:creator>Auteur inconnu</dc:creator><dc:date>2015-05-11T16:38:14</dc:date><text:p text:style-name="P2"><text:span text:style-name="T2">do text</text:span></text:p><text:p text:style-name="P2"><text:span text:style-name="T2">from xhtml(xhtml1, keepWithNext=1)</text:span></text:p></office:annotation>This text will be replaced with a call to function “xhtml” with param “keepWithNext=1” (last line is a paragraph)</text:p>
      <text:p text:style-name="Standard"/>
      <text:p text:style-name="Standard"><office:annotation><dc:creator>Auteur inconnu</dc:creator><dc:date>2015-05-11T16:38:14</dc:date><text:p text:style-name="P2"><text:span text:style-name="T2">do text</text:span></text:p><text:p text:style-name="P2"><text:span text:style-name="T2">from xhtml(xhtml2, keepWithNext=1)</text:span></text:p></office:annotation>This text will be replaced with a call to function “xhtml” with param “keepWithNext=1” (last line is a bullet item)</text:p>
      <text:p text:style-name="Standard"/>
      <text:p text:style-name="Standard"><office:annotation><dc:creator>Auteur inconnu</dc:creator><dc:date>2015-05-11T16:38:14</dc:date><text:p text:style-name="P2"><text:span text:style-name="T2">do text</text:span></text:p><text:p text:style-name="P2"><text:span text:style-name="T2">from xhtml(xhtml3, keepWithNext=1)</text:span></text:p></office:annotation>This text will be replaced with a call to function “xhtml” with param “keepWithNext=1” (last line is a number ite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aetan Delannay</meta:initial-creator>
    <meta:creation-date>2007-08-06T12:09:45</meta:creation-date>
    <dc:date>2015-05-11T16:45:00</dc:date>
    <dc:language>en-US</dc:language>
    <meta:editing-cycles>21</meta:editing-cycles>
    <meta:editing-duration>PT2H25M50S</meta:editing-duration>
    <meta:document-statistic meta:table-count="0" meta:image-count="0" meta:object-count="0" meta:page-count="1" meta:paragraph-count="7" meta:word-count="105" meta:character-count="580" meta:non-whitespace-character-count="483"/>
    <meta:user-defined meta:name="Info 1"/>
    <meta:user-defined meta:name="Info 2"/>
    <meta:user-defined meta:name="Info 3"/>
    <meta:user-defined meta:name="Info 4"/>
  </office:meta>
</office:document-meta>
</file>